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'lucida grande', tahoma, verdana, arial, sans-serif"/>
    <style:font-face style:name="Mangal1" svg:font-family="Mangal"/>
    <style:font-face style:name="OpenSymbol" svg:font-family="OpenSymbol"/>
    <style:font-face style:name="Verdana" svg:font-family="Verdana, Geneva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252525" style:font-name="sans-serif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/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3" style:family="text">
      <style:text-properties fo:font-variant="normal" fo:text-transform="none" fo:color="#303030" style:font-name="Verdana" fo:font-size="10.5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utige globalisierte Informations- &amp; Wissensgesellschaft ist ohne dauerhaften Datenaustausch kaum vorstellbar.</text:p>
      <text:p text:style-name="Standard"/>
      <text:p text:style-name="Standard">→ kommt zu Pannen/ Missbrauch durch Veröffentlichung</text:p>
      <text:p text:style-name="Standard"/>
      <text:p text:style-name="Standard"/>
      <text:p text:style-name="P1">Definiton Datenschutz:</text:p>
      <text:p text:style-name="Standard"/>
      <text:p text:style-name="Standard">Datenschutz ist der Schutz vor <text:span text:style-name="T1">vor missbräuchlicher Datenverarbeitung, Schutz des Rechts auf informationelle Selbstbestimmung, Schutz des Persönlichkeitsrechts bei der Datenverarbeitung oder Schutz der Privatsphäre.</text:span></text:p>
      <text:p text:style-name="P2">→ Selbsbestimmung</text:p>
      <text:p text:style-name="P2"/>
      <text:p text:style-name="P2">Das Bundesdatenschutzgesetz ist für die Datensicherheit zuständig und bezieht sich auf die rechtlich persönlichen Daten.</text:p>
      <text:p text:style-name="Standard"><text:span text:style-name="T1">Personenbezogene Daten sind </text:span><text:span text:style-name="T3">Einzelangaben über persönliche oder sachliche Verhältnisse einer bestimmten oder bestimmbaren natürlichen Person.</text:span> </text:p>
      <text:p text:style-name="P2"/>
      <text:p text:style-name="P2"/>
      <text:p text:style-name="P2"/>
      <text:p text:style-name="P3">Defintion Datensicherung:</text:p>
      <text:p text:style-name="P2"/>
      <text:p text:style-name="Standard"><text:span text:style-name="T2">Datensicherung </text:span><text:span text:style-name="T1">bezeichnet das Kopieren von Daten in der Absicht, diese im Fall eines Datenverlustes zurückkopieren zu können. </text:span></text:p>
      <text:p text:style-name="P2"/>
      <text:p text:style-name="P2"/>
      <text:p text:style-name="P3">Geschichte:</text:p>
      <text:p text:style-name="P2"/>
      <text:p text:style-name="Standard">60er: elektronische Datenverarbeitung--&gt; Datenschutz große Bedeutung</text:p>
      <text:list xml:id="list4491877081096707582" text:style-name="L1">
        <text:list-item>
          <text:p text:style-name="P4">viele personenbezogene Daten verwalten</text:p>
        </text:list-item>
      </text:list>
      <text:p text:style-name="Standard">Ende 70.er: öffentlicher und gewerblicher Bereich Datenschutzregeln und Datenschutzgesetze</text:p>
      <text:p text:style-name="Standard">→ Recht selbst zu bestimmen bei Informationsbearbeitung</text:p>
      <text:p text:style-name="Standard">1977: Bundesdatenschutzgesetz</text:p>
      <text:p text:style-name="Standard"/>
      <text:p text:style-name="Standard">1995: Europäische Datenschutzrichtlinie verabschiedet</text:p>
      <text:p text:style-name="Standard"/>
      <text:p text:style-name="Standard">Problem: elektronische Zahlungsmethoden und soziale Netzwerke, Politik <text:span text:style-name="T1">hintendran, wegen technischen fortschrit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'lucida grande', tahoma, verdana, arial, sans-serif"/>
    <style:font-face style:name="Mangal1" svg:font-family="Mangal"/>
    <style:font-face style:name="OpenSymbol" svg:font-family="OpenSymbol"/>
    <style:font-face style:name="Verdana" svg:font-family="Verdana, Geneva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4T14:56:11.11</meta:creation-date>
    <dc:date>2014-10-28T18:36:36.81</dc:date>
    <meta:editing-duration>PT4H46M27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17" meta:word-count="141" meta:character-count="1287"/>
  </office:meta>
</office:document-meta>
</file>